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5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6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7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8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9" style:family="paragraph" style:parent-style-name="Text_20_body" style:list-style-name="L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Arial" fo:font-size="12pt" style:font-size-asian="12pt" style:font-size-complex="12pt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font-size="10.5pt" fo:letter-spacing="normal" fo:font-weight="normal"/>
    </style:style>
    <style:style style:name="T3" style:family="text">
      <style:text-properties style:font-name="Arial" fo:font-size="10.5pt" fo:letter-spacing="normal" fo:font-weight="normal"/>
    </style:style>
    <style:style style:name="T4" style:family="text">
      <style:text-properties style:font-name="Arial" fo:letter-spacing="normal" fo:font-weight="normal"/>
    </style:style>
    <style:style style:name="T5" style:family="text">
      <style:text-properties style:font-name="Arial" fo:font-size="12pt" fo:letter-spacing="normal" fo:font-weight="normal" style:font-size-asian="12pt" style:font-size-complex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section text:style-name="Sect1" text:name="4704">
        <text:p text:style-name="P3"><text:span text:style-name="Strong_20_Emphasis"><text:span text:style-name="T5">The Linux Kernel is the core of the operating system, which includes the majority of the drivers</text:span></text:span></text:p>
        <text:list xml:id="list5943915717259452847" text:style-name="L1">
          <text:list-item>
            <text:p text:style-name="P4">False</text:p>
          </text:list-item>
          <text:list-item>
            <text:p text:style-name="P4">True<text:tab/><text:tab/><text:tab/>rigth</text:p>
          </text:list-item>
        </text:list>
        <text:p text:style-name="P10">Score: 0.00</text:p>
      </text:section>
      <text:section text:style-name="Sect1" text:name="4705">
        <text:p text:style-name="P2">2)</text:p>
        <text:p text:style-name="P3"><text:span text:style-name="Strong_20_Emphasis"><text:span text:style-name="T5">Which processes are not connected to a terminal and don’t require any user input?</text:span></text:span></text:p>
        <text:list xml:id="list2676183687825606620" text:style-name="L3">
          <text:list-item>
            <text:p text:style-name="P6">Foreground processes</text:p>
          </text:list-item>
          <text:list-item>
            <text:p text:style-name="P6">Background processes<text:tab/><text:tab/><text:tab/>rigth</text:p>
          </text:list-item>
        </text:list>
        <text:p text:style-name="P10">Score: 1.00</text:p>
      </text:section>
      <text:section text:style-name="Sect1" text:name="4706">
        <text:p text:style-name="P2">3)</text:p>
        <text:p text:style-name="P3"><text:span text:style-name="Strong_20_Emphasis"><text:span text:style-name="T5">What is the ls command?</text:span></text:span></text:p>
        <text:list xml:id="list8284947719211392806" text:style-name="L4">
          <text:list-item>
            <text:p text:style-name="P7">A command used to create automatic scripts</text:p>
          </text:list-item>
          <text:list-item>
            <text:p text:style-name="P7">A command used to identify a type of a file</text:p>
          </text:list-item>
          <text:list-item>
            <text:p text:style-name="P7">A command used to display information about files and directories.<text:tab/><text:tab/>rigth</text:p>
          </text:list-item>
          <text:list-item>
            <text:p text:style-name="P7">A command used to create a new file</text:p>
          </text:list-item>
        </text:list>
        <text:p text:style-name="P10">Score: 1.00</text:p>
      </text:section>
      <text:section text:style-name="Sect1" text:name="4707">
        <text:p text:style-name="P2">4)</text:p>
        <text:p text:style-name="P3"><text:span text:style-name="Strong_20_Emphasis"><text:span text:style-name="T5">Which of the following is the user authentication database?</text:span></text:span></text:p>
        <text:list xml:id="list2650337511388955423" text:style-name="L5">
          <text:list-item>
            <text:p text:style-name="P8">/etc/hosts.allow</text:p>
          </text:list-item>
          <text:list-item>
            <text:p text:style-name="P8">/etc/resolv.conf</text:p>
          </text:list-item>
          <text:list-item>
            <text:p text:style-name="P8">/etc/hosts</text:p>
          </text:list-item>
          <text:list-item>
            <text:p text:style-name="P8">/etc/passwd<text:tab/><text:tab/><text:tab/>rigth</text:p>
          </text:list-item>
        </text:list>
        <text:p text:style-name="P10">Score: 1.00</text:p>
      </text:section>
      <text:section text:style-name="Sect1" text:name="4708">
        <text:p text:style-name="P2">5)</text:p>
        <text:p text:style-name="P3"><text:span text:style-name="Strong_20_Emphasis"><text:span text:style-name="T5">Which of the following types of configuration files apply only to specific users?</text:span></text:span></text:p>
        <text:list xml:id="list2031644618418650950" text:style-name="L6">
          <text:list-item>
            <text:p text:style-name="P9">Local config files<text:tab/><text:tab/> <text:s/>rigth</text:p>
          </text:list-item>
          <text:list-item>
            <text:p text:style-name="P9">Global config files</text:p>
          </text:list-item>
        </text:list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96cm" fo:margin-bottom="1.997cm" fo:margin-left="1.402cm" fo:margin-right="1.65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6S</meta:editing-duration>
    <meta:editing-cycles>3</meta:editing-cycles>
    <meta:generator>OpenOffice/4.1.14$Win32 OpenOffice.org_project/4114m1$Build-9811</meta:generator>
    <dc:date>2023-11-06T14:43:27.74</dc:date>
    <dc:creator>kaos sevdalisi</dc:creator>
    <meta:document-statistic meta:table-count="0" meta:image-count="0" meta:object-count="0" meta:page-count="1" meta:paragraph-count="28" meta:word-count="141" meta:character-count="773"/>
    <meta:user-defined meta:name="Info 1"/>
    <meta:user-defined meta:name="Info 2"/>
    <meta:user-defined meta:name="Info 3"/>
    <meta:user-defined meta:name="Info 4"/>
  </office:meta>
</office:document-meta>
</file>